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6-09T00:00:00" table:style-name="ce5">
            <text:p>09.06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4" table:formula="of:=[.A7]*([.D7]+50*[.C7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0.60000000000000009" table:formula="of:=[.A8]*([.D8]+50*[.C8])" table:style-name="ce10">
            <text:p>CHF 0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1.5" table:formula="of:=[.A9]*([.D9]+50*[.C9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7" table:formula="of:=[.A10]*([.D10]+50*[.C10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2" table:formula="of:=[.A11]*([.D11]+50*[.C11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81.5" table:formula="of:=SUM([.E6:.E18])" table:number-columns-spanned="2" table:number-rows-spanned="1" table:style-name="ce12">
            <text:p>CHF 81,5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1-06-09T14:09:34Z</dc:date>
    <meta:editing-cycles>13</meta:editing-cycles>
    <meta:editing-duration>PT18807S</meta:editing-duration>
  </office:meta>
</office:document-meta>
</file>